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f70" officeooo:paragraph-rsid="000b4f70"/>
    </style:style>
    <style:style style:name="P2" style:family="paragraph" style:parent-style-name="Standard">
      <style:text-properties officeooo:rsid="000be04d" officeooo:paragraph-rsid="000be04d"/>
    </style:style>
    <style:style style:name="P3" style:family="paragraph" style:parent-style-name="Standard">
      <style:text-properties fo:font-weight="bold" officeooo:rsid="000b4f70" officeooo:paragraph-rsid="000b4f70" style:font-weight-asian="bold" style:font-weight-complex="bold"/>
    </style:style>
    <style:style style:name="P4" style:family="paragraph" style:parent-style-name="Standard">
      <style:text-properties fo:font-weight="bold" officeooo:rsid="000e282a" officeooo:paragraph-rsid="000e282a" style:font-weight-asian="bold" style:font-weight-complex="bold"/>
    </style:style>
    <style:style style:name="P5" style:family="paragraph" style:parent-style-name="Standard">
      <style:text-properties style:font-name="Courier New" officeooo:rsid="000e282a" officeooo:paragraph-rsid="000e282a"/>
    </style:style>
    <style:style style:name="P6" style:family="paragraph" style:parent-style-name="Standard">
      <style:text-properties fo:font-weight="bold" officeooo:rsid="000b4f70" officeooo:paragraph-rsid="000b4f70" style:font-weight-asian="bold" style:font-weight-complex="bold"/>
    </style:style>
    <style:style style:name="P7" style:family="paragraph" style:parent-style-name="Standard">
      <style:text-properties fo:font-weight="bold" officeooo:rsid="000eab75" officeooo:paragraph-rsid="000eab75" style:font-weight-asian="bold" style:font-weight-complex="bold"/>
    </style:style>
    <style:style style:name="P8" style:family="paragraph" style:parent-style-name="Standard">
      <style:text-properties fo:font-weight="normal" officeooo:rsid="000eab75" officeooo:paragraph-rsid="000eab75" style:font-weight-asian="normal" style:font-weight-complex="normal"/>
    </style:style>
    <style:style style:name="P9" style:family="paragraph" style:parent-style-name="Standard">
      <style:text-properties officeooo:rsid="00102275" officeooo:paragraph-rsid="00102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Инструменты командной строки</text:p>
      <text:p text:style-name="P5">javac as.java - скомпилировать байт код класса</text:p>
      <text:p text:style-name="P5">jar cfe asd.jar As As.class - упаковать классы в архив jar</text:p>
      <text:p text:style-name="P5">jar tf asd.jar - посмотреть содержимое архива jar</text:p>
      <text:p text:style-name="P5">jar xf asd.jar - распаковать архив jar</text:p>
      <text:p text:style-name="P5">java -jar asd.jar - выполнить главный класс из архива jar</text:p>
      <text:p text:style-name="P5">java -classpath asd.jar As - выполнить класс из архива jar</text:p>
      <text:p text:style-name="P5"><text:s/></text:p>
      <text:p text:style-name="P5">Компиляция с подключением внешних библиотек</text:p>
      <text:p text:style-name="P5">javac -classpath lib.jar HelloWorld.java</text:p>
      <text:p text:style-name="P5"><text:s/></text:p>
      <text:p text:style-name="P5">Выполнение с использованием внешних библиотек</text:p>
      <text:p text:style-name="P5">java -classpath lib.jar:asd.jar HelloWorld</text:p>
      <text:p text:style-name="P1"/>
      <text:p text:style-name="P7">Классы для изучения</text:p>
      <text:p text:style-name="P8">StringBuilder</text:p>
      <text:p text:style-name="P3"/>
      <text:p text:style-name="P3"/>
      <text:p text:style-name="P7">Массивы Array</text:p>
      <text:p text:style-name="P8">Отображение массивов в строке</text:p>
      <text:p text:style-name="Standard">Arrays.toString(int[]);</text:p>
      <text:p text:style-name="Standard">Arrays.deepToString(int[][]);</text:p>
      <text:p text:style-name="Standard"/>
      <text:p text:style-name="Standard">Сравнение массивов</text:p>
      <text:p text:style-name="Standard">Arrays.equals(int[], int[]);</text:p>
      <text:p text:style-name="Standard">Arrays.deepEquals(lnt[][], int[][]);</text:p>
      <text:p text:style-name="Standard"/>
      <text:p text:style-name="P9">Копирование массивов</text:p>
      <text:p text:style-name="P9">System.arraycopy();</text:p>
      <text:p text:style-name="P9">Arrays.copyOf()</text:p>
      <text:p text:style-name="P8"/>
      <text:p text:style-name="P3"/>
      <text:p text:style-name="P3">ENUM</text:p>
      <text:p text:style-name="P1"/>
      <text:p text:style-name="P1">Type {</text:p>
      <text:p text:style-name="P1">Type1(5), Type2(4), Type3(11), Type4(18);</text:p>
      <text:p text:style-name="P1">int value;</text:p>
      <text:p text:style-name="P1"/>
      <text:p text:style-name="P1">Type(int value) {this.value=value;}</text:p>
      <text:p text:style-name="P1">getValue() {return value}</text:p>
      <text:p text:style-name="P1">}</text:p>
      <text:p text:style-name="P1"/>
      <text:p text:style-name="P1">Type.Type1.ordinal() - возвращает индекс элемента в перечислении</text:p>
      <text:p text:style-name="P1">Type.Type1.compareTo(Type.Type2) — возвращает разницу индексов, значение может быть отрицательным, положительным или нулевым. Значение возвращаемого числа показывает смещение между элементами</text:p>
      <text:p text:style-name="P1">Type1.compareTo(Type2)=-1;</text:p>
      <text:p text:style-name="P1">Type3.compareTo(Type1)=2;</text:p>
      <text:p text:style-name="P1">Type4.compareTo(Type4)=0;</text:p>
      <text:p text:style-name="P1">Type4.equals(Type4) — даст истину, если они являются ссылкой на одну и туже константу из одного перечисления</text:p>
      <text:p text:style-name="P2">== эквивалентно equ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09:28:40.902508141</meta:creation-date>
    <dc:date>2021-09-16T10:51:13.592853508</dc:date>
    <meta:editing-duration>PT2H43M19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39" meta:word-count="158" meta:character-count="1351" meta:non-whitespace-character-count="1226"/>
  </office:meta>
</office:document-meta>
</file>